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799in"/>
    </style:style>
    <style:style style:name="co3" style:family="table-column">
      <style:table-column-properties fo:break-before="auto" style:column-width="1.8756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1.2756in"/>
    </style:style>
    <style:style style:name="co7" style:family="table-column">
      <style:table-column-properties fo:break-before="auto" style:column-width="1.9618in"/>
    </style:style>
    <style:style style:name="co8" style:family="table-column">
      <style:table-column-properties fo:break-before="auto" style:column-width="1.0398in"/>
    </style:style>
    <style:style style:name="co9" style:family="table-column">
      <style:table-column-properties fo:break-before="auto" style:column-width="1.5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/N</text:p>
          </table:table-cell>
          <table:table-cell office:value-type="string" calcext:value-type="string">
            <text:p>Code Name</text:p>
          </table:table-cell>
          <table:table-cell office:value-type="string" calcext:value-type="string">
            <text:p>Product Name</text:p>
          </table:table-cell>
          <table:table-cell office:value-type="string" calcext:value-type="string">
            <text:p>major produc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 in usd</text:p>
          </table:table-cell>
          <table:table-cell office:value-type="string" calcext:value-type="string">
            <text:p>price in ngn(800)</text:p>
          </table:table-cell>
          <table:table-cell office:value-type="string" calcext:value-type="string">
            <text:p>price in official ngn</text:p>
          </table:table-cell>
          <table:table-cell office:value-type="string" calcext:value-type="string">
            <text:p>supplier page</text:p>
          </table:table-cell>
          <table:table-cell office:value-type="string" calcext:value-type="string">
            <text:p>Imag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Arduino Uno</text:p>
          </table:table-cell>
          <table:table-cell table:number-columns-repeated="2"/>
          <table:table-cell table:formula="of:=PRODUCT([.F2]*800)" office:value-type="float" office:value="0" calcext:value-type="float">
            <text:p>0</text:p>
          </table:table-cell>
          <table:table-cell table:formula="of:=PRODUCT([.F2]*40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Arduino Nano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Arduino <text:s/>Mega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Esp3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ESP826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rushless Motor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rushless Motor Driver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oy Stick Module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HC-05 Bluetooth <text:s/>Module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C-06 Bluetooth <text:s/>Module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Ultrasonic Sensor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number-columns-repeated="2" office:value-type="string" calcext:value-type="string">
            <text:p>Atmega 328p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aspberry pi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number-columns-repeated="2" office:value-type="string" calcext:value-type="string">
            <text:p>16*2 LCD Display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16*1 LCD Display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4*4 Keypad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number-columns-repeated="2" office:value-type="string" calcext:value-type="string">
            <text:p>Servo Motor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Transistors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FID module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IR Receiver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number-columns-repeated="2" office:value-type="string" calcext:value-type="string">
            <text:p>vero Board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number-columns-repeated="2" office:value-type="string" calcext:value-type="string">
            <text:p>BreadBoard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Tact switch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ush button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pot welding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Atmega 128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5v DC supply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voice recognition module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Fingerprint module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brushed motor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amps 1.4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amps 1.6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oisture sensor 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emperature sesnor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humidity sensor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gas sensor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buck converter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boost converter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oled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charging module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Arduino shield bluetooth module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camera module for raspberry pi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RGB led module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RGB led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neo 6mv2 gps module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8:36:48.195143964</meta:creation-date>
    <meta:editing-duration>P1DT2H14M8S</meta:editing-duration>
    <meta:editing-cycles>5</meta:editing-cycles>
    <meta:generator>LibreOffice/7.4.5.1$Linux_X86_64 LibreOffice_project/40$Build-1</meta:generator>
    <dc:date>2023-03-01T20:50:48.299095936</dc:date>
    <meta:document-statistic meta:table-count="1" meta:cell-count="143" meta:object-count="0"/>
  </office:meta>
</office:document-meta>
</file>